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7000002CB0787F3C4BEF8EB36.png" manifest:media-type="image/png"/>
  <manifest:file-entry manifest:full-path="Pictures/1000000100000330000004207BA13EB0F24A6836.png" manifest:media-type="image/png"/>
  <manifest:file-entry manifest:full-path="Pictures/10000000000003D50000020FE6685A53C3D1EEF8.png" manifest:media-type="image/png"/>
  <manifest:file-entry manifest:full-path="Pictures/1000000000000295000002A790A654324F8341B0.png" manifest:media-type="image/png"/>
  <manifest:file-entry manifest:full-path="Pictures/10000000000003D30000025F3D2931E08A140BE4.png" manifest:media-type="image/png"/>
  <manifest:file-entry manifest:full-path="Pictures/10000000000002970000029BD7E3581B06DE0AE3.png" manifest:media-type="image/png"/>
  <manifest:file-entry manifest:full-path="Pictures/1000000000000289000003595DBFE03262B3B403.png" manifest:media-type="image/png"/>
  <manifest:file-entry manifest:full-path="Pictures/1010CBE40001320000018C00118F94AE2551955E.pdf" manifest:media-type="application/pdf"/>
  <manifest:file-entry manifest:full-path="Pictures/10000000000003B9000001735D282B4FFAED6D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officeooo:rsid="0002450d" officeooo:paragraph-rsid="0002450d"/>
    </style:style>
    <style:style style:name="P2" style:family="paragraph" style:parent-style-name="Heading_20_1">
      <style:text-properties officeooo:rsid="0002e4d4" officeooo:paragraph-rsid="0002e4d4"/>
    </style:style>
    <style:style style:name="P3" style:family="paragraph" style:parent-style-name="Text_20_body">
      <style:text-properties officeooo:rsid="0002450d" officeooo:paragraph-rsid="0002450d"/>
    </style:style>
    <style:style style:name="P4" style:family="paragraph" style:parent-style-name="Text_20_body">
      <style:paragraph-properties fo:text-align="center" style:justify-single-word="false"/>
      <style:text-properties officeooo:rsid="0002450d" officeooo:paragraph-rsid="0002450d"/>
    </style:style>
    <style:style style:name="P5" style:family="paragraph" style:parent-style-name="Text_20_body">
      <style:text-properties officeooo:paragraph-rsid="0002450d"/>
    </style:style>
    <style:style style:name="P6" style:family="paragraph" style:parent-style-name="Text_20_body">
      <style:text-properties officeooo:paragraph-rsid="0002e4d4"/>
    </style:style>
    <style:style style:name="P7" style:family="paragraph" style:parent-style-name="Title">
      <style:text-properties officeooo:rsid="0002450d" officeooo:paragraph-rsid="000245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mework 2</text:p>
      <text:p text:style-name="P4">Joseph Cristiano</text:p>
      <text:p text:style-name="P4"/>
      <text:h text:style-name="P1" text:outline-level="1">Problem <text:s/>1)</text:h>
      <text:p text:style-name="P3"><draw:frame draw:style-name="fr2" draw:name="Image1" text:anchor-type="char" svg:width="6.9252in" svg:height="2.6953in" draw:z-index="0"><draw:image xlink:href="Pictures/10000000000003B9000001735D282B4FFAED6DC3.png" xlink:type="simple" xlink:show="embed" xlink:actuate="onLoad" draw:mime-type="image/png"/></draw:frame><draw:frame draw:style-name="fr1" draw:name="Image2" text:anchor-type="char" svg:x="0.0417in" svg:y="2.7571in" svg:width="5.4689in" svg:height="5.502in" draw:z-index="1"><draw:image xlink:href="Pictures/10000000000002970000029BD7E3581B06DE0AE3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1"><draw:frame draw:style-name="fr1" draw:name="Image5" text:anchor-type="char" svg:x="0in" svg:y="0.1874in" svg:width="6.9252in" svg:height="4.2937in" draw:z-index="3"><draw:image xlink:href="Pictures/10000000000003D30000025F3D2931E08A140BE4.png" xlink:type="simple" xlink:show="embed" xlink:actuate="onLoad" draw:mime-type="image/png"/></draw:frame><draw:frame draw:style-name="fr3" draw:name="Image6" text:anchor-type="char" svg:width="6.8839in" svg:height="7.0717in" draw:z-index="4"><draw:image xlink:href="Pictures/1000000000000295000002A790A654324F8341B0.png" xlink:type="simple" xlink:show="embed" xlink:actuate="onLoad" draw:mime-type="image/png"/></draw:frame><text:soft-page-break/></text:h>
      <text:h text:style-name="P1" text:outline-level="1"/>
      <text:h text:style-name="P1" text:outline-level="1"/>
      <text:h text:style-name="P1" text:outline-level="1"/>
      <text:h text:style-name="P1" text:outline-level="1"><text:soft-page-break/></text:h>
      <text:h text:style-name="P1" text:outline-level="1">Problem 2,4 &amp;5</text:h>
      <text:p text:style-name="P5"><draw:frame draw:style-name="fr1" draw:name="Image3" text:anchor-type="char" svg:x="-0.2134in" svg:y="6.4917in" svg:width="6.9252in" svg:height="8.961in" draw:z-index="2"><draw:image xlink:href="Pictures/1010CBE40001320000018C00118F94AE2551955E.pdf" xlink:type="simple" xlink:show="embed" xlink:actuate="onLoad" draw:mime-type="application/pdf"/><draw:image xlink:href="Pictures/1000000100000330000004207BA13EB0F24A6836.png" xlink:type="simple" xlink:show="embed" xlink:actuate="onLoad" draw:mime-type="image/png"/></draw:frame></text:p>
      <text:p text:style-name="P3"><draw:frame draw:style-name="fr1" draw:name="Image4" text:anchor-type="char" svg:x="-0.0008in" svg:y="0.0992in" svg:width="6.7598in" svg:height="8.9256in" draw:z-index="5"><draw:image xlink:href="Pictures/1000000000000289000003595DBFE03262B3B403.png" xlink:type="simple" xlink:show="embed" xlink:actuate="onLoad" draw:mime-type="image/png"/></draw:frame><text:soft-page-break/></text:p>
      <text:h text:style-name="P2" text:outline-level="1"><text:soft-page-break/>Question 3</text:h>
      <text:p text:style-name="P6"><draw:frame draw:style-name="fr2" draw:name="Image7" text:anchor-type="char" svg:width="6.9252in" svg:height="3.7201in" draw:z-index="6"><draw:image xlink:href="Pictures/10000000000003D50000020FE6685A53C3D1EEF8.png" xlink:type="simple" xlink:show="embed" xlink:actuate="onLoad" draw:mime-type="image/png"/></draw:frame></text:p>
      <text:h text:style-name="Heading_20_1" text:outline-level="1"><draw:frame draw:style-name="fr1" draw:name="Image8" text:anchor-type="char" svg:x="-0.2402in" svg:y="-0.098in" svg:width="7.7618in" svg:height="8.7945in" draw:z-index="7"><draw:image xlink:href="Pictures/1000000000000277000002CB0787F3C4BEF8EB36.png" xlink:type="simple" xlink:show="embed" xlink:actuate="onLoad" draw:mime-type="image/png"/></draw:frame><text:soft-page-break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2T22:37:16.423795266</meta:creation-date>
    <dc:date>2022-03-02T23:01:32.416766572</dc:date>
    <meta:editing-duration>PT3M35S</meta:editing-duration>
    <meta:editing-cycles>1</meta:editing-cycles>
    <meta:document-statistic meta:table-count="0" meta:image-count="8" meta:object-count="0" meta:page-count="6" meta:paragraph-count="6" meta:word-count="11" meta:character-count="63" meta:non-whitespace-character-count="54"/>
    <meta:generator>LibreOffice/7.3.0.3$Linux_X86_64 LibreOffice_project/0f246aa12d0eee4a0f7adcefbf7c878fc2238db3</meta:generator>
  </office:meta>
</office:document-meta>
</file>